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start earning with Google AdSense on your blog, there are a few factors to consider:</text:p>
      <text:p text:style-name="Standard"/>
      <text:p text:style-name="Standard">1. **Number of Posts:** Google doesn't specify an exact number of posts needed for approval, but having a substantial amount of quality content (typically 20-30 posts) can improve your chances. The content should be original, useful, and engaging.</text:p>
      <text:p text:style-name="Standard"/>
      <text:p text:style-name="Standard">2. **Content Quality:** Quality matters more than quantity. Ensure your posts are well-written, provide value to readers, and adhere to Google's content policies.</text:p>
      <text:p text:style-name="Standard"/>
      <text:p text:style-name="Standard">3. **Traffic:** While there's no minimum traffic requirement, having a steady flow of visitors can help in the approval process and maximize earnings. Aim for a consistent increase in traffic over time.</text:p>
      <text:p text:style-name="Standard"/>
      <text:p text:style-name="Standard">4. **Site Design:** Your blog should have a clean, user-friendly design with easy navigation and no broken links.</text:p>
      <text:p text:style-name="Standard"/>
      <text:p text:style-name="Standard">5. **Approval Time:** Once you apply for Google AdSense, approval can take anywhere from a few days to a few weeks. The exact time varies based on factors like the volume of applications and the completeness of your site.</text:p>
      <text:p text:style-name="Standard"/>
      <text:p text:style-name="Standard">6. **Posting Frequency:** While there's no strict rule, posting regularly (e.g., a few times a week) can help build content quickly and keep your site active. Consistent posting can attract more visitors and improve your chances of approval.</text:p>
      <text:p text:style-name="Standard"/>
      <text:p text:style-name="Standard">In summary, focus on creating high-quality content, improving your site's design, and maintaining consistent posting. Monitor your site's traffic and user engagement, and apply for AdSense once you meet the content and traffic crite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12:05:11.220000000</meta:creation-date>
    <dc:date>2024-08-11T12:05:12.700000000</dc:date>
    <meta:editing-duration>PT2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8" meta:word-count="238" meta:character-count="1509" meta:non-whitespace-character-count="1279"/>
  </office:meta>
</office:document-meta>
</file>